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29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ull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ALUMNE</text:p>
          </table:table-cell>
          <table:table-cell office:value-type="string">
            <text:p>Optativa</text:p>
          </table:table-cell>
          <table:table-cell table:style-name="ce1" office:value-type="string">
            <text:p>Expulsions</text:p>
          </table:table-cell>
          <table:table-cell table:style-name="ce1" office:value-type="string">
            <text:p>Fulls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Almirall Voltà, Xavi</text:p>
          </table:table-cell>
          <table:table-cell office:value-type="string">
            <text:p>Economia</text:p>
          </table:table-cell>
          <table:table-cell table:number-columns-repeated="1022"/>
        </table:table-row>
        <table:table-row table:style-name="ro1">
          <table:table-cell office:value-type="string">
            <text:p>Allande González, Adrià</text:p>
          </table:table-cell>
          <table:table-cell office:value-type="string">
            <text:p>Economia</text:p>
          </table:table-cell>
          <table:table-cell/>
          <table:table-cell office:value-type="string">
            <text:p>Cal demanr-los a la tutora de 1BATC</text:p>
          </table:table-cell>
          <table:table-cell table:number-columns-repeated="1020"/>
        </table:table-row>
        <table:table-row table:style-name="ro2">
          <table:table-cell office:value-type="string">
            <text:p>Asensio Bernús, Daniel</text:p>
          </table:table-cell>
          <table:table-cell office:value-type="string">
            <text:p>Francès</text:p>
          </table:table-cell>
          <table:table-cell table:number-columns-repeated="1022"/>
        </table:table-row>
        <table:table-row table:style-name="ro1">
          <table:table-cell office:value-type="string">
            <text:p>Bayod Girón, Mireia</text:p>
          </table:table-cell>
          <table:table-cell office:value-type="string">
            <text:p>Economia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2">
          <table:table-cell office:value-type="string">
            <text:p>Benassar Alcalde, Àlex</text:p>
          </table:table-cell>
          <table:table-cell table:number-columns-repeated="1023"/>
        </table:table-row>
        <table:table-row table:style-name="ro2">
          <table:table-cell office:value-type="string">
            <text:p>Díaz Fernández, Carla</text:p>
          </table:table-cell>
          <table:table-cell office:value-type="string">
            <text:p>Psicologia</text:p>
          </table:table-cell>
          <table:table-cell table:number-columns-repeated="1022"/>
        </table:table-row>
        <table:table-row table:style-name="ro1">
          <table:table-cell office:value-type="string">
            <text:p>Echevarría Argemí, Jordi</text:p>
          </table:table-cell>
          <table:table-cell office:value-type="string">
            <text:p>Economia</text:p>
          </table:table-cell>
          <table:table-cell/>
          <table:table-cell office:value-type="string">
            <text:p>Ha de lliurar tots els fulls</text:p>
          </table:table-cell>
          <table:table-cell table:number-columns-repeated="1020"/>
        </table:table-row>
        <table:table-row table:style-name="ro1">
          <table:table-cell office:value-type="string">
            <text:p>Gamisans García, Segi</text:p>
          </table:table-cell>
          <table:table-cell office:value-type="string">
            <text:p>Psicologia</text:p>
          </table:table-cell>
          <table:table-cell office:value-type="string">
            <text:p>I</text:p>
          </table:table-cell>
          <table:table-cell office:value-type="string">
            <text:p>Justificant RRI</text:p>
          </table:table-cell>
          <table:table-cell table:number-columns-repeated="1020"/>
        </table:table-row>
        <table:table-row table:style-name="ro1">
          <table:table-cell office:value-type="string">
            <text:p>Marminyà Figuerola, Jan</text:p>
          </table:table-cell>
          <table:table-cell office:value-type="string">
            <text:p>Economia</text:p>
          </table:table-cell>
          <table:table-cell office:value-type="string">
            <text:p>I</text:p>
          </table:table-cell>
          <table:table-cell office:value-type="string">
            <text:p>Ha de signar el RRI</text:p>
          </table:table-cell>
          <table:table-cell table:number-columns-repeated="1020"/>
        </table:table-row>
        <table:table-row table:style-name="ro1">
          <table:table-cell office:value-type="string">
            <text:p>Marminyà Figuerola, Nil</text:p>
          </table:table-cell>
          <table:table-cell office:value-type="string">
            <text:p>Economia</text:p>
          </table:table-cell>
          <table:table-cell/>
          <table:table-cell office:value-type="string">
            <text:p>Justificant RRI</text:p>
          </table:table-cell>
          <table:table-cell table:number-columns-repeated="1020"/>
        </table:table-row>
        <table:table-row table:style-name="ro1">
          <table:table-cell office:value-type="string">
            <text:p>Mercadé López, Arnau</text:p>
          </table:table-cell>
          <table:table-cell office:value-type="string">
            <text:p>Economia</text:p>
          </table:table-cell>
          <table:table-cell office:value-type="string">
            <text:p>I</text:p>
          </table:table-cell>
          <table:table-cell office:value-type="string">
            <text:p>Justificant RRI</text:p>
          </table:table-cell>
          <table:table-cell table:number-columns-repeated="1020"/>
        </table:table-row>
        <table:table-row table:style-name="ro1">
          <table:table-cell office:value-type="string">
            <text:p>Monfort Flores, Pasqual</text:p>
          </table:table-cell>
          <table:table-cell office:value-type="string">
            <text:p>Economia</text:p>
          </table:table-cell>
          <table:table-cell office:value-type="string">
            <text:p>II</text:p>
          </table:table-cell>
          <table:table-cell office:value-type="string">
            <text:p>Ha de signar el RRI</text:p>
          </table:table-cell>
          <table:table-cell table:number-columns-repeated="1020"/>
        </table:table-row>
        <table:table-row table:style-name="ro1">
          <table:table-cell office:value-type="string">
            <text:p>Muñoz Comas, Sergio</text:p>
          </table:table-cell>
          <table:table-cell office:value-type="string">
            <text:p>Economia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2">
          <table:table-cell office:value-type="string">
            <text:p>Negrillo García, Andrea</text:p>
          </table:table-cell>
          <table:table-cell office:value-type="string">
            <text:p>Psicologia</text:p>
          </table:table-cell>
          <table:table-cell table:number-columns-repeated="1022"/>
        </table:table-row>
        <table:table-row table:style-name="ro2">
          <table:table-cell office:value-type="string">
            <text:p>Orriols Pascual, Raquel</text:p>
          </table:table-cell>
          <table:table-cell office:value-type="string">
            <text:p>Francès</text:p>
          </table:table-cell>
          <table:table-cell table:number-columns-repeated="1022"/>
        </table:table-row>
        <table:table-row table:style-name="ro2">
          <table:table-cell office:value-type="string">
            <text:p>Pardo Baena, Natalia</text:p>
          </table:table-cell>
          <table:table-cell office:value-type="string">
            <text:p>Francès</text:p>
          </table:table-cell>
          <table:table-cell table:number-columns-repeated="1022"/>
        </table:table-row>
        <table:table-row table:style-name="ro1">
          <table:table-cell office:value-type="string">
            <text:p>Pinós Fernández, Claudia</text:p>
          </table:table-cell>
          <table:table-cell office:value-type="string">
            <text:p>Economia</text:p>
          </table:table-cell>
          <table:table-cell/>
          <table:table-cell office:value-type="string">
            <text:p>Falta full alumne i justificant RRI</text:p>
          </table:table-cell>
          <table:table-cell table:number-columns-repeated="1020"/>
        </table:table-row>
        <table:table-row table:style-name="ro2">
          <table:table-cell office:value-type="string">
            <text:p>Rodríguez Godoy, Elisabeth</text:p>
          </table:table-cell>
          <table:table-cell office:value-type="string">
            <text:p>Economia</text:p>
          </table:table-cell>
          <table:table-cell table:number-columns-repeated="1022"/>
        </table:table-row>
        <table:table-row table:style-name="ro2">
          <table:table-cell office:value-type="string">
            <text:p>Rodríguez Latorre, Aida</text:p>
          </table:table-cell>
          <table:table-cell office:value-type="string">
            <text:p>Economia</text:p>
          </table:table-cell>
          <table:table-cell table:number-columns-repeated="1022"/>
        </table:table-row>
        <table:table-row table:style-name="ro1">
          <table:table-cell office:value-type="string">
            <text:p>Sevilla Hurtado, Sara</text:p>
          </table:table-cell>
          <table:table-cell office:value-type="string">
            <text:p>Francès</text:p>
          </table:table-cell>
          <table:table-cell/>
          <table:table-cell office:value-type="string">
            <text:p>Justificant RRI</text:p>
          </table:table-cell>
          <table:table-cell table:number-columns-repeated="1020"/>
        </table:table-row>
        <table:table-row table:style-name="ro2">
          <table:table-cell office:value-type="string">
            <text:p>Wang, Hai</text:p>
          </table:table-cell>
          <table:table-cell table:number-columns-repeated="1023"/>
        </table:table-row>
        <table:table-row table:style-name="ro2" table:number-rows-repeated="65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ll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ull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Full1.A2:Full1.A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8/10/2012</text:date>, <text:time>10:29:4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0-08T09:16:56.12</meta:creation-date>
    <dc:date>2012-10-08T10:29:40.84</dc:date>
    <meta:editing-duration>PT00H28M04S</meta:editing-duration>
    <meta:editing-cycles>14</meta:editing-cycles>
    <meta:generator>OpenOffice.org/3.1$Win32 OpenOffice.org_project/310m11$Build-9399</meta:generator>
    <meta:document-statistic meta:table-count="3" meta:cell-count="59" meta:object-count="0"/>
  </office:meta>
</office:document-meta>
</file>